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Arial"/>
    </style:style>
    <style:style style:name="P2" style:family="paragraph" style:parent-style-name="Standard">
      <style:paragraph-properties fo:text-align="center" style:justify-single-word="false"/>
      <style:text-properties style:font-name="Arial"/>
    </style:style>
    <style:style style:name="P3" style:family="paragraph" style:parent-style-name="Standard">
      <style:paragraph-properties fo:text-align="center" style:justify-single-word="false"/>
      <style:text-properties style:font-name="Arial" officeooo:paragraph-rsid="0008d503"/>
    </style:style>
    <style:style style:name="P4" style:family="paragraph" style:parent-style-name="Standard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Arial"/>
    </style:style>
    <style:style style:name="P6" style:family="paragraph" style:parent-style-name="Standard">
      <style:paragraph-properties fo:text-align="justify" style:justify-single-word="false"/>
      <style:text-properties style:font-name="Arial" officeooo:paragraph-rsid="000e3425"/>
    </style:style>
    <style:style style:name="P7" style:family="paragraph" style:parent-style-name="Standard">
      <style:text-properties style:font-name="Arial" officeooo:paragraph-rsid="000f956e"/>
    </style:style>
    <style:style style:name="P8" style:family="paragraph" style:parent-style-name="Standard">
      <style:paragraph-properties fo:text-align="justify" style:justify-single-word="false"/>
      <style:text-properties style:font-name="Arial" officeooo:rsid="00106214" officeooo:paragraph-rsid="00106214"/>
    </style:style>
    <style:style style:name="P9" style:family="paragraph" style:parent-style-name="Standard">
      <style:paragraph-properties fo:text-align="justify" style:justify-single-word="false"/>
      <style:text-properties style:font-name="Arial" officeooo:rsid="00106214" officeooo:paragraph-rsid="001593a9"/>
    </style:style>
    <style:style style:name="P10" style:family="paragraph" style:parent-style-name="Standard">
      <style:paragraph-properties fo:text-align="justify" style:justify-single-word="false"/>
      <style:text-properties style:font-name="Arial" officeooo:rsid="0013d3b3" officeooo:paragraph-rsid="0013d3b3"/>
    </style:style>
    <style:style style:name="P11" style:family="paragraph" style:parent-style-name="Standard">
      <style:paragraph-properties fo:text-align="justify" style:justify-single-word="false"/>
      <style:text-properties style:font-name="Arial" officeooo:rsid="001593a9" officeooo:paragraph-rsid="001593a9"/>
    </style:style>
    <style:style style:name="P12" style:family="paragraph" style:parent-style-name="Standard">
      <style:paragraph-properties fo:text-align="justify" style:justify-single-word="false"/>
      <style:text-properties style:font-name="Arial" officeooo:rsid="0017d0c2" officeooo:paragraph-rsid="0017d0c2"/>
    </style:style>
    <style:style style:name="P13" style:family="paragraph" style:parent-style-name="Standard" style:list-style-name="L3">
      <style:paragraph-properties fo:text-align="justify" style:justify-single-word="false"/>
      <style:text-properties officeooo:paragraph-rsid="000e3425"/>
    </style:style>
    <style:style style:name="P14" style:family="paragraph">
      <loext:graphic-properties draw:fill-color="#000000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08d503"/>
    </style:style>
    <style:style style:name="T3" style:family="text">
      <style:text-properties style:font-name="Arial"/>
    </style:style>
    <style:style style:name="T4" style:family="text">
      <style:text-properties style:font-name="Arial" officeooo:rsid="000f956e"/>
    </style:style>
    <style:style style:name="T5" style:family="text">
      <style:text-properties officeooo:rsid="000e2aa8"/>
    </style:style>
    <style:style style:name="T6" style:family="text">
      <style:text-properties officeooo:rsid="000f956e"/>
    </style:style>
    <style:style style:name="T7" style:family="text">
      <style:text-properties officeooo:rsid="0013d3b3"/>
    </style:style>
    <style:style style:name="T8" style:family="text">
      <style:text-properties officeooo:rsid="001593a9"/>
    </style:style>
    <style:style style:name="T9" style:family="text">
      <style:text-properties style:text-position="super 58%"/>
    </style:style>
    <style:style style:name="T10" style:family="text">
      <style:text-properties officeooo:rsid="0016047c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fill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MPTE RENDU D’ÉMISSION R<text:span text:style-name="T5">ADIOPHONIQUE « </text:span><text:span text:style-name="T2">L’ESPRIT PUBLIC »</text:span></text:p>
      <text:p text:style-name="P3">« La guerre de l’information / Les journalistes sont-ils complices malgré eux de la</text:p>
      <text:p text:style-name="P3">désinformation ? »</text:p>
      <text:p text:style-name="P2"><text:span text:style-name="T2">Dimanche</text:span> 3<text:span text:style-name="T2">1 décembre</text:span> 2023 – 1<text:span text:style-name="T2">1</text:span> h – Maison de la Radio - Paris</text:p>
      <text:p text:style-name="P1"/>
      <text:p text:style-name="P6"><text:span text:style-name="T1">Présents</text:span></text:p>
      <text:list xml:id="list37747556" text:style-name="L3">
        <text:list-item>
          <text:p text:style-name="P13"><text:span text:style-name="T3">Hervé Gardette : journaliste et producteur </text:span></text:p>
        </text:list-item>
        <text:list-item>
          <text:p text:style-name="P13"><text:span text:style-name="T3">Anne-Lorraine Bujon : chercheuse </text:span><text:span text:style-name="T4">et d</text:span><text:span text:style-name="T3">irectrice de la rédaction de la revue Esprit</text:span></text:p>
        </text:list-item>
        <text:list-item>
          <text:p text:style-name="P13"><text:span text:style-name="T3">Catherine Tricot : journaliste et autrice, Directrice de la revue Regards </text:span></text:p>
        </text:list-item>
        <text:list-item>
          <text:p text:style-name="P13"><text:span text:style-name="T3">Brice Couturier : journaliste, producteur de radio, </text:span><text:span text:style-name="T4">éditorialiste</text:span></text:p>
        </text:list-item>
        <text:list-item>
          <text:p text:style-name="P13"><text:span text:style-name="T3">David Colon : historien, professeur à Sciences Po, auteur</text:span></text:p>
        </text:list-item>
        <text:list-item>
          <text:p text:style-name="P13"><text:span text:style-name="T3">Thomas Huchon : journaliste, auteur, réalisateur, consultant et enseignant</text:span></text:p>
        </text:list-item>
      </text:list>
      <text:p text:style-name="P5"/>
      <text:p text:style-name="P5"><text:span text:style-name="T1">Ordre du jour</text:span> (émission radio donc pas d’ordre du jour)</text:p>
      <text:p text:style-name="P5"/>
      <text:p text:style-name="P4">1. Ouverture de l’émission</text:p>
      <text:p text:style-name="P5">L’émission débute à 1<text:span text:style-name="T2">1</text:span> h</text:p>
      <text:p text:style-name="P5"/>
      <text:p text:style-name="P5"/>
      <text:p text:style-name="P4">2.</text:p>
      <text:p text:style-name="P8"/>
      <text:p text:style-name="P8">Hervé Gardette : <text:span text:style-name="T7">Les armes utiliser pour contrer la guerre de la désinformation, un ennemi que l’on voit pas tiktok ⇒ chinois</text:span></text:p>
      <text:p text:style-name="P8"/>
      <text:p text:style-name="P10">David Colon : exemple afgan ⇒ propagande américaine non efficace car envoyé par radio mais pas de radio en afganistan </text:p>
      <text:p text:style-name="P10">parti communiste chinois ⇒ tiktok propagande chinoise collecte des données des utilisateurs, blocage de certains contenus, publicité visé + partenaire stratégique de la chine ⇒ Russie depuis 2020</text:p>
      <text:p text:style-name="P10">arme insidieuse ⇒ appli divertissante (personnes danse chante) ⇒ 40 min pour être exposé à des contenus désinformat<text:span text:style-name="T8">eurs, mode de recherche ⇒ réponse bizarre à des questions simple (ex la terre est elle ronde?)</text:span></text:p>
      <text:p text:style-name="P11">c’est dans les cerveaux des utilisateurs de ces applications que se mène la guerre de l’information du 21<text:span text:style-name="T9">e</text:span> siècle</text:p>
      <text:p text:style-name="P10"/>
      <text:p text:style-name="P4">3.</text:p>
      <text:p text:style-name="P5"/>
      <text:p text:style-name="P9"><text:span text:style-name="T8">Thomas Huchon :</text:span> <text:span text:style-name="T8">apparition des premières image créer par midjourney par ex pape en doudoune que va t-il se passer quand les complotistes le maîtriseront</text:span></text:p>
      <text:p text:style-name="P5"/>
      <text:p text:style-name="P9">Hervé Gardette : <text:span text:style-name="T8">image générée par midjourney pas très grave mais beaucoup de personnes y ont cru</text:span></text:p>
      <text:p text:style-name="P9"/>
      <text:p text:style-name="P11">Bella hadid ⇒ palestinienne victime de l’ia, falsification de ses propos , apport de son soutien à l’Israél</text:p>
      <text:p text:style-name="P11">fini par démasquer, car l’ia laisse des traces mais le temps entre l<text:span text:style-name="T10">e mensonge et la vérité la désinformation est posté. Le temps c’est ce qu’il manque aux journalistes dont le travail se transforme en travail à la chaîne.</text:span></text:p>
      <text:p text:style-name="P11"/>
      <text:p text:style-name="P12">Brice Couturier : </text:p>
      <text:p text:style-name="P9"/>
      <text:p text:style-name="P4">4. </text:p>
      <text:p text:style-name="P5"><text:soft-page-break/></text:p>
      <text:p text:style-name="P5"/>
      <text:p text:style-name="P4">5. Fin de l’émission</text:p>
      <text:p text:style-name="P5">L’<text:span text:style-name="T6">émission se termine</text:span> à 1<text:span text:style-name="T2">1</text:span>h59</text:p>
      <text:p text:style-name="P1"/>
      <text:p text:style-name="P7"><draw:path text:anchor-type="paragraph" draw:z-index="0" draw:name="Courbe de Bézier 1" draw:style-name="gr1" draw:text-style-name="P14" svg:width="3.748cm" svg:height="1.697cm" svg:x="12.414cm" svg:y="0.885cm" svg:viewBox="0 0 3749 1698" svg:d="M0 883c449 26 901-49 1348 26 258 43 507 146 772 190 270 44 544 62 817 0 248-57 561 97 751-108 262-282-402-896-464-189-27 299-287 1089-596 781-157-157-34-1458 133-459 70 418-421 504-618 298-274-287-437-1105-133-1105 350 0-102 788-376 889-422 156-1299 43-1192-458 98-465 733-322 1127-377 441-62 925-557 1346-295 418 261 141 930-45 1292-438 856-1376-205-1810-351-148-50-1108-223-133-295 541-40 1067-260 1590-431 375-122 763-140 1148-161l44-28"><text:p/></draw:path><text:tab/><text:tab/><text:tab/><text:tab/><text:tab/><text:tab/><text:tab/>Compte rendu rédigé par Hervé Gardett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4T16:03:05.576233586</meta:creation-date>
    <dc:date>2024-03-04T17:00:30.124479339</dc:date>
    <meta:editing-duration>PT57M17S</meta:editing-duration>
    <meta:editing-cycles>14</meta:editing-cycles>
    <meta:generator>LibreOffice/7.3.7.2$Linux_X86_64 LibreOffice_project/30$Build-2</meta:generator>
    <meta:document-statistic meta:table-count="0" meta:image-count="0" meta:object-count="0" meta:page-count="2" meta:paragraph-count="30" meta:word-count="362" meta:character-count="2189" meta:non-whitespace-character-count="1849"/>
  </office:meta>
</office:document-meta>
</file>